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703b" officeooo:paragraph-rsid="000a70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Wood</text:p>
      <text:p text:style-name="P1">Conor Cox</text:p>
      <text:p text:style-name="P1">Alan Nash</text:p>
      <text:p text:style-name="P1">Alex Arbuckle</text:p>
      <text:p text:style-name="P1"/>
      <text:p text:style-name="P1">1. There are no external .jar dependencies.</text:p>
      <text:p text:style-name="P1">2. The program is run by clicking the green Run button in Monopoly.java</text:p>
      <text:p text:style-name="P1">3. N/A</text:p>
      <text:p text:style-name="P1">4. Some of our methods, such as the ones in Board.java are very long which is a bad smell, in addition to some methods with large switch statements. Even though these things are bad they don’t have a big impact on the integrity of the program if something goes wrong and it is easily fixed. We have really good commenting in our code and thorough test cases. We also have a great, informative GUI. As far as we know there is nothing missing from the assignment. Everything required is there and functional. </text:p>
      <text:p text:style-name="P1">5. We used GRASP patterns, and model-view controll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5:28:39.596776987</meta:creation-date>
    <dc:date>2016-11-17T15:37:43.532638140</dc:date>
    <meta:editing-duration>PT9M5S</meta:editing-duration>
    <meta:editing-cycles>1</meta:editing-cycles>
    <meta:document-statistic meta:table-count="0" meta:image-count="0" meta:object-count="0" meta:page-count="1" meta:paragraph-count="9" meta:word-count="130" meta:character-count="720" meta:non-whitespace-character-count="598"/>
    <meta:generator>LibreOffice/5.1.6.2.0$Linux_X86_64 LibreOffice_project/10$Build-2</meta:generator>
  </office:meta>
</office:document-meta>
</file>